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972B435B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0.9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3cm" fo:min-width="0.92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3cm" fo:min-width="0.93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3cm" fo:min-width="0.928cm" loext:decorative="false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cm" loext:decorative="false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9cm" loext:decorative="false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1cm" loext:decorative="false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4" style:family="paragraph">
      <loext:graphic-properties draw:fill-color="#ffffff"/>
      <style:paragraph-properties fo:text-align="center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5" style:family="paragraph"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-color="#ffffff"/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="none" draw:fill-color="#ffffff"/>
    </style:style>
    <style:style style:name="T1" style:family="text">
      <style:text-properties fo:font-size="11pt"/>
    </style:style>
    <style:style style:name="T2" style:family="text">
      <style:text-properties fo:font-size="12pt"/>
    </style:style>
    <style:style style:name="T3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text-position="super 58%"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text-position="super 58%"/>
    </style:style>
    <style:style style:name="T6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952cm" svg:x="13.758cm" svg:y="5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4.71cm" svg:y="5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5.663cm" svg:y="5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2.805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3.758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4.71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5.663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6.614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7.567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8.519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0.952cm" svg:x="19.472cm" svg:y="5.08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13.76cm" svg:y="4.1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14.712cm" svg:y="4.1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15.665cm" svg:y="4.13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3cm" svg:height="0.952cm" svg:x="12.807cm" svg:y="4.135cm">
          <text:p text:style-name="P3">6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3.76cm" svg:y="4.135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3cm" svg:height="0.952cm" svg:x="14.712cm" svg:y="4.135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3cm" svg:height="0.952cm" svg:x="15.665cm" svg:y="4.13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16.616cm" svg:y="4.135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53cm" svg:height="0.952cm" svg:x="17.569cm" svg:y="4.13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53cm" svg:height="0.952cm" svg:x="18.521cm" svg:y="4.13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53cm" svg:height="0.952cm" svg:x="19.474cm" svg:y="4.13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3cm" svg:height="1.003cm" svg:x="1.082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429cm" svg:height="1.003cm" svg:x="2.512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31cm" svg:height="1.003cm" svg:x="3.94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428cm" svg:height="1.003cm" svg:x="5.371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43cm" svg:height="1.003cm" svg:x="1.082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429cm" svg:height="1.003cm" svg:x="2.512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31cm" svg:height="1.003cm" svg:x="3.94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428cm" svg:height="1.003cm" svg:x="5.371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429cm" svg:height="1.003cm" svg:x="6.795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31cm" svg:height="1.003cm" svg:x="8.224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429cm" svg:height="1.003cm" svg:x="9.653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43cm" svg:height="1.003cm" svg:x="11.082cm" svg:y="5.0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43cm" svg:height="1.003cm" svg:x="1.082cm" svg:y="4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429cm" svg:height="1.003cm" svg:x="2.512cm" svg:y="4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431cm" svg:height="1.003cm" svg:x="3.94cm" svg:y="4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428cm" svg:height="1.003cm" svg:x="5.371cm" svg:y="4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43cm" svg:height="1.003cm" svg:x="1.082cm" svg:y="4.035cm">
          <text:p text:style-name="P7"><text:span text:style-name="T3">10</text:span><text:span text:style-name="T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429cm" svg:height="1.003cm" svg:x="2.512cm" svg:y="4.035cm">
          <text:p text:style-name="P7"><text:span text:style-name="T3">10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.431cm" svg:height="1.003cm" svg:x="3.94cm" svg:y="4.035cm">
          <text:p text:style-name="P7"><text:span text:style-name="T3">10</text:span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.428cm" svg:height="1.003cm" svg:x="5.371cm" svg:y="4.035cm">
          <text:p text:style-name="P9"><text:span text:style-name="T3">10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.429cm" svg:height="1.003cm" svg:x="6.795cm" svg:y="4.035cm">
          <text:p text:style-name="P9"><text:span text:style-name="T3">10</text:span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1.431cm" svg:height="1.003cm" svg:x="8.224cm" svg:y="4.035cm">
          <text:p text:style-name="P5">10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1.429cm" svg:height="1.003cm" svg:x="9.653cm" svg:y="4.035cm">
          <text:p text:style-name="P5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43cm" svg:height="1.003cm" svg:x="11.082cm" svg:y="4.035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2.042cm" svg:height="1.018cm" svg:x="1.07cm" svg:y="1.317cm">
          <draw:text-box>
            <text:p>Decimal digits: <text:span text:style-name="T6">0</text:span><text:span text:style-name="T6">,</text:span><text:span text:style-name="T6">1</text:span><text:span text:style-name="T6">,</text:span><text:span text:style-name="T6">2</text:span><text:span text:style-name="T6">,</text:span><text:span text:style-name="T6">3</text:span><text:span text:style-name="T6">,</text:span><text:span text:style-name="T6">4</text:span><text:span text:style-name="T6">,</text:span><text:span text:style-name="T6">5</text:span><text:span text:style-name="T6">,</text:span><text:span text:style-name="T6">6</text:span><text:span text:style-name="T6">,</text:span><text:span text:style-name="T6">7</text:span><text:span text:style-name="T6">,</text:span><text:span text:style-name="T6">8</text:span><text:span text:style-name="T6">,</text:span><text:span text:style-name="T6">9</text:span></text:p>
          </draw:text-box>
        </draw:frame>
        <draw:frame draw:style-name="gr27" draw:text-style-name="P11" draw:layer="layout" svg:width="6.416cm" svg:height="1.018cm" svg:x="13.634cm" svg:y="1.317cm">
          <draw:text-box>
            <text:p>Binary digits: <text:span text:style-name="T6">0</text:span><text:span text:style-name="T6">,</text:span><text:span text:style-name="T6">1</text:span></text:p>
          </draw:text-box>
        </draw:frame>
        <draw:frame draw:style-name="gr28" draw:text-style-name="P1" draw:layer="layout" svg:width="17.463cm" svg:height="14.806cm" svg:x="1.952cm" svg:y="12.112cm">
          <draw:image xlink:href="Pictures/10000000000001E0000001972B435B4F.png" xlink:type="simple" xlink:show="embed" xlink:actuate="onLoad" draw:mime-type="image/png">
            <text:p/>
          </draw:image>
        </draw:frame>
        <draw:frame draw:style-name="gr29" draw:text-style-name="P11" draw:layer="layout" svg:width="18.415cm" svg:height="0.962cm" svg:x="1.635cm" svg:y="11.042cm">
          <draw:text-box>
            <text:p>American Standard Code for Information Interchange</text:p>
          </draw:text-box>
        </draw:frame>
        <draw:frame draw:style-name="gr30" draw:text-style-name="P11" draw:layer="layout" svg:width="4.473cm" svg:height="1.673cm" svg:x="14.307cm" svg:y="2.27cm">
          <draw:text-box>
            <text:p>1 bit = 1 digit</text:p>
            <text:p>1 byte = 8 bits</text:p>
          </draw:text-box>
        </draw:frame>
        <draw:frame draw:style-name="gr26" draw:text-style-name="P11" draw:layer="layout" svg:width="2.953cm" svg:height="0.962cm" svg:x="1.857cm" svg:y="9.89cm">
          <draw:text-box>
            <text:p>Love = ?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54:14.914772679</meta:creation-date>
    <meta:generator>LibreOffice/24.2.4.2$Linux_X86_64 LibreOffice_project/420$Build-2</meta:generator>
    <dc:date>2024-07-13T10:32:48.982800727</dc:date>
    <meta:editing-duration>PT27M16S</meta:editing-duration>
    <meta:editing-cycles>3</meta:editing-cycles>
    <meta:document-statistic meta:object-count="52"/>
  </office:meta>
</office:document-meta>
</file>